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1.148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3" style:family="table">
      <style:table-properties style:width="17cm" style:rel-width="100%" fo:margin-left="0.009cm" fo:margin-top="0cm" fo:margin-bottom="0cm" table:align="left" style:writing-mode="lr-tb"/>
    </style:style>
    <style:style style:name="Tabelle3.A" style:family="table-column">
      <style:table-column-properties style:column-width="7.001cm" style:rel-column-width="26987*"/>
    </style:style>
    <style:style style:name="Tabelle3.B" style:family="table-column">
      <style:table-column-properties style:column-width="9.999cm" style:rel-column-width="38547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2" style:family="table-row">
      <style:table-row-properties style:min-row-height="1.199cm" fo:keep-together="auto"/>
    </style:style>
    <style:style style:name="Tabel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style:min-row-height="2.023cm" fo:keep-together="auto"/>
    </style:style>
    <style:style style:name="Tabelle4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7cm" style:rel-width="100%" fo:margin-left="0.009cm" fo:margin-top="0cm" fo:margin-bottom="0cm" table:align="left" style:writing-mode="lr-tb"/>
    </style:style>
    <style:style style:name="Tabelle5.A" style:family="table-column">
      <style:table-column-properties style:column-width="7.001cm" style:rel-column-width="26987*"/>
    </style:style>
    <style:style style:name="Tabelle5.B" style:family="table-column">
      <style:table-column-properties style:column-width="9.999cm" style:rel-column-width="38547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2" style:family="table-row">
      <style:table-row-properties style:min-row-height="1.101cm" fo:keep-together="auto"/>
    </style:style>
    <style:style style:name="Tabelle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8.744cm"/>
    </style:style>
    <style:style style:name="Tabelle8.B" style:family="table-column">
      <style:table-column-properties style:column-width="8.237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TML_20_Preformatted">
      <style:paragraph-properties fo:margin-top="0cm" fo:margin-bottom="0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2" style:family="paragraph" style:parent-style-name="HTML_20_Preformatted">
      <style:paragraph-properties fo:margin-top="0cm" fo:margin-bottom="0.212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3" style:family="paragraph" style:parent-style-name="HTML_20_Preformatted">
      <style:paragraph-properties fo:margin-top="0cm" fo:margin-bottom="0cm" style:contextual-spacing="false" fo:line-height="150%" fo:text-align="start" style:justify-single-word="false" fo:orphans="2" fo:widows="2"/>
      <style:text-properties style:letter-kerning="false" style:language-complex="ar" style:country-complex="SA"/>
    </style:style>
    <style:style style:name="P4" style:family="paragraph" style:parent-style-name="HTML_20_Preformatte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5" style:family="paragraph" style:parent-style-name="HTML_20_Preformatted">
      <style:paragraph-properties fo:margin-top="0cm" fo:margin-bottom="0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6" style:family="paragraph" style:parent-style-name="List_20_Paragraph" style:list-style-name="WWNum29">
      <style:paragraph-properties fo:margin-top="0.212cm" fo:margin-bottom="0cm" style:contextual-spacing="true" fo:line-height="100%"/>
    </style:style>
    <style:style style:name="P7" style:family="paragraph" style:parent-style-name="Standard">
      <style:paragraph-properties fo:margin-top="0cm" fo:margin-bottom="0.423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.212cm" fo:margin-bottom="0.212cm" style:contextual-spacing="false" fo:line-height="100%" fo:text-align="center" style:justify-single-word="false"/>
    </style:style>
    <style:style style:name="P9" style:family="paragraph" style:parent-style-name="Standard">
      <style:paragraph-properties fo:margin-top="0.423cm" fo:margin-bottom="0.212cm" style:contextual-spacing="false" fo:line-height="100%"/>
    </style:style>
    <style:style style:name="P10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1" style:family="paragraph" style:parent-style-name="Standard">
      <style:paragraph-properties fo:margin-top="0.635cm" fo:margin-bottom="0.212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.423cm" fo:margin-bottom="0.212cm" style:contextual-spacing="false" fo:line-height="100%" fo:text-align="justify" style:justify-single-word="false"/>
    </style:style>
    <style:style style:name="P13" style:family="paragraph" style:parent-style-name="Standard">
      <style:paragraph-properties fo:margin-top="0.635cm" fo:margin-bottom="0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.212cm" fo:margin-bottom="0cm" style:contextual-spacing="false" fo:line-height="100%" fo:text-align="justify" style:justify-single-word="false"/>
    </style:style>
    <style:style style:name="P15" style:family="paragraph" style:parent-style-name="Standard">
      <style:paragraph-properties fo:margin-left="0.4cm" fo:margin-right="0cm" fo:margin-top="0.212cm" fo:margin-bottom="0.212cm" style:contextual-spacing="false" fo:line-height="100%" fo:text-align="justify" style:justify-single-word="false" fo:text-indent="-0.4cm" style:auto-text-indent="false"/>
    </style:style>
    <style:style style:name="P16" style:family="paragraph" style:parent-style-name="Standard">
      <style:paragraph-properties fo:margin-top="0.212cm" fo:margin-bottom="0.212cm" style:contextual-spacing="false" fo:line-height="100%"/>
    </style:style>
    <style:style style:name="P17" style:family="paragraph" style:parent-style-name="Standard">
      <style:paragraph-properties fo:margin-top="0.635cm" fo:margin-bottom="0.212cm" style:contextual-spacing="false" fo:line-height="100%"/>
    </style:style>
    <style:style style:name="P18" style:family="paragraph" style:parent-style-name="Standard">
      <style:paragraph-properties fo:margin-left="0.4cm" fo:margin-right="0cm" fo:margin-top="0.212cm" fo:margin-bottom="0cm" style:contextual-spacing="false" fo:line-height="100%" fo:text-indent="-0.4cm" style:auto-text-indent="false"/>
    </style:style>
    <style:style style:name="P19" style:family="paragraph" style:parent-style-name="Standard">
      <style:paragraph-properties fo:margin-top="0.212cm" fo:margin-bottom="0cm" style:contextual-spacing="false" fo:line-height="100%"/>
    </style:style>
    <style:style style:name="P2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letter-kerning="false" style:language-complex="ar" style:country-complex="SA"/>
    </style:style>
    <style:style style:name="P2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df8ab" officeooo:paragraph-rsid="001df8ab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="Calibri" fo:font-size="11pt" style:font-size-asian="11pt" style:font-name-complex="Calibri1" style:font-size-complex="11pt" style:font-weight-complex="bold"/>
    </style:style>
    <style:style style:name="T4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5" style:family="text">
      <style:text-properties style:font-name-complex="Calibri1" style:font-weight-complex="bold"/>
    </style:style>
    <style:style style:name="T6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7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8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9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10" style:family="text">
      <style:text-properties fo:language="de" fo:country="DE" officeooo:rsid="001df8ab" style:font-name-asian="Times New Roman1" style:language-asian="de" style:country-asian="DE" style:font-name-complex="Calibri1" style:font-weight-complex="bold"/>
    </style:style>
    <style:style style:name="T11" style:family="text">
      <style:text-properties fo:language="de" fo:country="DE" style:font-name-asian="Calibri1" style:font-name-complex="Calibri1"/>
    </style:style>
    <style:style style:name="T12" style:family="text">
      <style:text-properties fo:language="en" fo:country="US" style:font-name-complex="Calibri1"/>
    </style:style>
    <style:style style:name="T13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/>
    </style:style>
    <style:style style:name="T14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5" style:family="text">
      <style:text-properties style:font-name="Courier New" fo:font-size="9pt" fo:language="de" fo:country="DE" style:font-name-asian="Times New Roman1" style:font-size-asian="9pt" style:language-asian="de" style:country-asian="DE" style:font-name-complex="Courier New1" style:font-size-complex="9pt" style:font-weight-complex="bold"/>
    </style:style>
    <style:style style:name="T16" style:family="text">
      <style:text-properties style:font-name="Courier New" fo:font-size="9pt" style:font-size-asian="9pt" style:font-name-complex="Courier New1" style:font-size-complex="9pt"/>
    </style:style>
    <style:style style:name="T17" style:family="text">
      <style:text-properties style:font-name="Courier New" fo:font-size="9pt" style:font-name-asian="Calibri1" style:font-size-asian="9pt" style:language-asian="en" style:country-asian="US" style:font-name-complex="Courier New1" style:font-size-complex="9pt"/>
    </style:style>
    <style:style style:name="T18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9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Funktionen höherer Ordnung</text:span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 loext:marker-style-name="T5"><text:bookmark-start text:name="_Hlk144653311"/><text:span text:style-name="T2">Eine </text:span><text:span text:style-name="T4">Funktion höherer Ordnung</text:span><text:span text:style-name="T2"> ist eine Funktion, die </text:span><text:span text:style-name="T4">als Argument</text:span><text:span text:style-name="T2"> wiederum eine </text:span><text:span text:style-name="T4">Funktion</text:span><text:span text:style-name="T2"> erhält. Wichtige Funktionen höherer Ordnung, die auch schon in Haskell implementiert sind, sind z.B. die map-Funktion und die filter-Funktion.</text:span><text:bookmark-end text:name="_Hlk144653311"/></text:p>
          </table:table-cell>
        </table:table-row>
      </table:table>
      <text:p text:style-name="P9" loext:marker-style-name="T6"><text:span text:style-name="T6">Die map-Funktion</text:span><text:span text:style-name="T6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 loext:marker-style-name="T2"><text:span text:style-name="T2">Die </text:span><text:span text:style-name="T4">map-Funktion</text:span><text:span text:style-name="T2"> wendet eine gegebene Funktion auf alle Elemente einer Liste an. Sie lässt sich über eine List Comprehension so implementieren:</text:span></text:p>
            <text:p text:style-name="P3" loext:marker-style-name="T5"><text:span text:style-name="T5"><text:tab/><text:tab/><text:tab/>map :: (a -&gt; b) -&gt; [a] -&gt; [b] </text:span><text:span text:style-name="T5"/></text:p>
            <text:p text:style-name="P3" loext:marker-style-name="T5"><text:span text:style-name="T5"><text:tab/><text:tab/><text:tab/>map f xs = [f x | x &lt;- xs] </text:span><text:span text:style-name="T5"/></text:p>
            <text:p text:style-name="P4" loext:marker-style-name="T3"><text:span text:style-name="T3">Der Rückgabetyp b der Funktion f kann dabei identisch zu a oder ein anderer Typ sein. </text:span><text:span text:style-name="T3"/></text:p>
          </table:table-cell>
        </table:table-row>
      </table:table>
      <text:p text:style-name="P9" loext:marker-style-name="T8"><text:span text:style-name="T8">Aufgabe 1: Auswertung von Ausdrücken</text:span><text:span text:style-name="T8"/></text:p>
      <text:p text:style-name="P10" loext:marker-style-name="T9"><text:span text:style-name="T9">Gegeben seien die Funktionen even und reverse in dem Skript higherOrderFunctions.hs. Geben Sie die Ausgabe der map-Funktion für folgende Eingabe-Beispiele an:</text:span><text:span text:style-name="T9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5" loext:marker-style-name="T8"><text:span text:style-name="T8">Eingabe</text:span><text:span text:style-name="T8"/></text:p>
          </table:table-cell>
          <table:table-cell table:style-name="Tabelle3.A1" office:value-type="string">
            <text:p text:style-name="P25" loext:marker-style-name="T8"><text:span text:style-name="T8">Ausgabe</text:span><text:span text:style-name="T8"/></text:p>
          </table:table-cell>
        </table:table-row>
        <table:table-row table:style-name="Tabelle3.2">
          <table:table-cell table:style-name="Tabelle3.A2" office:value-type="string">
            <text:p text:style-name="P26" loext:marker-style-name="T9"><text:span text:style-name="T9">map (+2) [1, 2, 3, 4, 5]</text:span><text:span text:style-name="T9"/></text:p>
          </table:table-cell>
          <table:table-cell table:style-name="Tabelle3.A2" office:value-type="string">
            <text:p text:style-name="P27" loext:marker-style-name="T9">[3, 4, 5, 6, 7]</text:p>
          </table:table-cell>
        </table:table-row>
        <table:table-row table:style-name="Tabelle3.2">
          <table:table-cell table:style-name="Tabelle3.A2" office:value-type="string">
            <text:p text:style-name="P26" loext:marker-style-name="T9"><text:span text:style-name="T9">map even [1, 2, 3, 4, 5]</text:span><text:span text:style-name="T9"/></text:p>
          </table:table-cell>
          <table:table-cell table:style-name="Tabelle3.A2" office:value-type="string">
            <text:p text:style-name="P27" loext:marker-style-name="T9">[False, True, False, True, False]</text:p>
          </table:table-cell>
        </table:table-row>
        <table:table-row table:style-name="Tabelle3.2">
          <table:table-cell table:style-name="Tabelle3.A2" office:value-type="string">
            <text:p text:style-name="P26" loext:marker-style-name="T9"><text:span text:style-name="T9">map reverse ["abc", "def", "ghi"]</text:span><text:span text:style-name="T9"/></text:p>
          </table:table-cell>
          <table:table-cell table:style-name="Tabelle3.A2" office:value-type="string">
            <text:p text:style-name="P27" loext:marker-style-name="T9">["cba", "fed", "ihg"]</text:p>
          </table:table-cell>
        </table:table-row>
      </table:table>
      <text:p text:style-name="P9" loext:marker-style-name="T8"><text:span text:style-name="T8">Aufgabe 2: Rekursive map-Funktion</text:span><text:span text:style-name="T8"/></text:p>
      <text:p text:style-name="P16" loext:marker-style-name="T9"><text:span text:style-name="T9">Definieren Sie analog zu der obigen map-Funktion eine Variante, die anstelle einer List Comprehension nur Rekursion und den (:)-Operator verwendet.</text:span><text:span text:style-name="T9"/></text:p>
      <text:p text:style-name="P17" loext:marker-style-name="T6"><text:span text:style-name="T6">Die filter-Funktion</text:span><text:span text:style-name="T6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" loext:marker-style-name="T2"><text:span text:style-name="T2">Die filter-Funktion wählt alle Elemente einer Liste aus, die ein gegebenes Prädikat p erfüllen. Das Prädikat ist dabei ein logischer Ausdruck (wie z.B. &gt;5) , der zu True oder False ausgewertet werden kann. </text:span><text:span text:style-name="T2"/></text:p>
            <text:p text:style-name="P4" loext:marker-style-name="T12"><text:span text:style-name="T12"><text:tab/><text:tab/>filter :: (a -&gt; Bool&gt; -&gt; [a] -&gt; [a]</text:span><text:span text:style-name="T12"/></text:p>
            <text:p text:style-name="P4" loext:marker-style-name="T12"><text:span text:style-name="T12"><text:tab/><text:tab/>filter p [] <text:tab/><text:tab/>= []</text:span><text:span text:style-name="T12"/></text:p>
            <text:p text:style-name="P4" loext:marker-style-name="T12"><text:span text:style-name="T12"><text:tab/><text:tab/>filter p (x:xs) | p x <text:tab/>= x : filter p xs</text:span><text:span text:style-name="T12"/></text:p>
            <text:p text:style-name="P5" loext:marker-style-name="T5"><text:span text:style-name="T5"><text:tab/><text:tab/><text:tab/><text:tab/> | otherwise = filter p xs</text:span><text:span text:style-name="T5"/></text:p>
          </table:table-cell>
        </table:table-row>
      </table:table>
      <text:p text:style-name="P9" loext:marker-style-name="T8"><text:span text:style-name="T8">Aufgabe 3: Auswertung von Ausdrücken</text:span><text:span text:style-name="T8"/></text:p>
      <text:p text:style-name="P10" loext:marker-style-name="T9"><text:span text:style-name="T9">Geben Sie die Ausgabe der filter-Funktion für folgende Eingabe-Beispiele an:</text:span><text:span text:style-name="T9"/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5" loext:marker-style-name="T8"><text:span text:style-name="T8">Eingabe</text:span><text:span text:style-name="T8"/></text:p>
          </table:table-cell>
          <table:table-cell table:style-name="Tabelle5.A1" office:value-type="string">
            <text:p text:style-name="P25" loext:marker-style-name="T8"><text:span text:style-name="T8">Ausgabe</text:span><text:span text:style-name="T8"/></text:p>
          </table:table-cell>
        </table:table-row>
        <table:table-row table:style-name="Tabelle5.2">
          <table:table-cell table:style-name="Tabelle5.A2" office:value-type="string">
            <text:p text:style-name="P26" loext:marker-style-name="T9"><text:span text:style-name="T9">filter even [1, 2, 3, 4, 5, 6, 7, 8, 9, 10]</text:span><text:span text:style-name="T9"/></text:p>
          </table:table-cell>
          <table:table-cell table:style-name="Tabelle5.A2" office:value-type="string">
            <text:p text:style-name="P27" loext:marker-style-name="T9">[2, 4, 6, 8, 10]</text:p>
          </table:table-cell>
        </table:table-row>
        <text:soft-page-break/>
        <table:table-row table:style-name="Tabelle5.2">
          <table:table-cell table:style-name="Tabelle5.A2" office:value-type="string">
            <text:p text:style-name="P26" loext:marker-style-name="T9"><text:span text:style-name="T9">filter (&gt;5) [1, 2, 3, 4, 5, 7, 3, 5, 3, 8]</text:span><text:span text:style-name="T9"/></text:p>
          </table:table-cell>
          <table:table-cell table:style-name="Tabelle5.A2" office:value-type="string">
            <text:p text:style-name="P27" loext:marker-style-name="T9">[7, 8]</text:p>
          </table:table-cell>
        </table:table-row>
        <table:table-row table:style-name="Tabelle5.2">
          <table:table-cell table:style-name="Tabelle5.A2" office:value-type="string">
            <text:p text:style-name="P26" loext:marker-style-name="T9"><text:span text:style-name="T9">filter (/=' ') "abc def ghi"</text:span><text:span text:style-name="T9"/></text:p>
          </table:table-cell>
          <table:table-cell table:style-name="Tabelle5.A2" office:value-type="string">
            <text:p text:style-name="P27" loext:marker-style-name="T9">„abcdefghi“</text:p>
          </table:table-cell>
        </table:table-row>
      </table:table>
      <text:p text:style-name="P17" loext:marker-style-name="T8"><text:span text:style-name="T8">Aufgabe 4: filter-Funktion mittels List Comprehension</text:span><text:span text:style-name="T8"/></text:p>
      <text:p text:style-name="P10" loext:marker-style-name="T9"><text:span text:style-name="T9">Definieren Sie eine alternative filter-Funktion, die anstelle von Rekursion eine List Comprehension verwendet.</text:span><text:span text:style-name="T9"/></text:p>
      <text:p text:style-name="P11" loext:marker-style-name="T13"><text:span text:style-name="T13">Weitere Funktionen höherer Ordnung</text:span><text:span text:style-name="T13"/></text:p>
      <text:p text:style-name="P10" loext:marker-style-name="T8"><text:span text:style-name="T8">Aufgabe 5: Eigene Funktionen höherer Ordnung</text:span><text:span text:style-name="T8"/></text:p>
      <text:p text:style-name="P10" loext:marker-style-name="T9"><text:span text:style-name="T9">Entwickeln Sie folgende Funktionen höherer Ordnung:</text:span><text:span text:style-name="T9"/></text:p>
      <text:p text:style-name="P10" loext:marker-style-name="T9"><text:span text:style-name="T9">a) Entscheidet, ob alle Elemente einer Liste ein Prädikat erfüllen.</text:span><text:span text:style-name="T9"/></text:p>
      <text:p text:style-name="P8" loext:marker-style-name="T14"><text:bookmark-start text:name="_Hlk146139919"/><text:span text:style-name="T14">all ::(a -&gt; Bool) -&gt; [a] -&gt; Bool</text:span><text:bookmark-end text:name="_Hlk146139919"/><text:span text:style-name="T14"/></text:p>
      <text:p text:style-name="P12" loext:marker-style-name="T9"><text:span text:style-name="T9">b) Entscheidet, ob ein Element einer Liste ein Prädikat erfüllt.</text:span><text:span text:style-name="T9"/></text:p>
      <text:p text:style-name="P8" loext:marker-style-name="T14"><text:span text:style-name="T14">any ::(a -&gt; Bool) -&gt; [a] -&gt; Bool</text:span><text:span text:style-name="T14"/></text:p>
      <text:p text:style-name="P12" loext:marker-style-name="T9"><text:span text:style-name="T9">c) Nimmt die Elemente einer Liste, solange ein Prädikat erfüllt ist.</text:span><text:span text:style-name="T9"/></text:p>
      <text:p text:style-name="P8" loext:marker-style-name="T14"><text:span text:style-name="T14">takeWhile :: (a -&gt; Bool) -&gt; [a] -&gt; [a]</text:span><text:span text:style-name="T14"/></text:p>
      <text:p text:style-name="P12" loext:marker-style-name="T9"><text:span text:style-name="T9">d) Entferne Elemente von einer Liste, solange wie ein Prädikat erfüllt ist.</text:span><text:span text:style-name="T9"/></text:p>
      <text:p text:style-name="P8" loext:marker-style-name="T14"><text:span text:style-name="T14">dropWhile :: (a -&gt; Bool) -&gt; [a] -&gt; [a]</text:span><text:span text:style-name="T14"/></text:p>
      <text:p text:style-name="P13" loext:marker-style-name="T8"><text:span text:style-name="T8">Aufgabe 5: Luhn-Algorithmus für echte Banknummern</text:span><text:span text:style-name="T8"/></text:p>
      <text:p text:style-name="P14" loext:marker-style-name="T9"><text:span text:style-name="T9">Der Luhn-Algorithmus wird verwendet, um Bankkarten-Nummern auf Fehler (z.B. Zahlendreher) zu überprüfen und arbeitet dabei folgendermaßen:</text:span><text:span text:style-name="T9"/></text:p>
      <text:list text:style-name="WWNum29">
        <text:list-item>
          <text:p text:style-name="P6" loext:marker-style-name="T9"><text:span text:style-name="T9">Betrachte jedes Zeichen als separate Zahl.</text:span><text:span text:style-name="T9"/></text:p>
        </text:list-item>
        <text:list-item>
          <text:p text:style-name="P6" loext:marker-style-name="T9"><text:span text:style-name="T9">Beginne rechts: Verdopple jede </text:span><text:span text:style-name="T8">zweite</text:span><text:span text:style-name="T9"> Zahl begonnen bei der zweiten von rechts; <text:line-break/>subtrahiere 9, falls die Zahl nun größer als 9 ist.</text:span></text:p>
        </text:list-item>
        <text:list-item>
          <text:p text:style-name="P6" loext:marker-style-name="T9"><text:span text:style-name="T9">Addiere alle Zahlen zusammen.</text:span><text:span text:style-name="T9"/></text:p>
        </text:list-item>
        <text:list-item>
          <text:p text:style-name="P6" loext:marker-style-name="T9"><text:span text:style-name="T9">Wenn die Summe durch 10 teilbar ist, ist die Kartennummer valide.</text:span><text:span text:style-name="T9"/></text:p>
        </text:list-item>
      </text:list>
      <text:p text:style-name="P15" loext:marker-style-name="T9"><text:span text:style-name="T9">a) Definieren Sie zunächst eine Funktion </text:span><text:span text:style-name="T10">x</text:span><text:span text:style-name="T9"> die abwechselnd die beiden gegebenen Funktionen auf eine Liste anwendet.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20" loext:marker-style-name="T14"><text:span text:style-name="T14">&gt; altMap (+10) (+100) [0,1,2,3,4]</text:span><text:span text:style-name="T14"/></text:p>
            <text:p text:style-name="P20" loext:marker-style-name="T9"><text:span text:style-name="T14">[10, 101, 12, 103, 14]</text:span><text:span text:style-name="T19"/></text:p>
          </table:table-cell>
        </table:table-row>
      </table:table>
      <text:p text:style-name="P18" loext:marker-style-name="T9"><text:span text:style-name="T9">b) Nutzen Sie nun die Funktionen map, luhnDouble, sum sowie reverse (siehe Skript), um die Funktion luhn :: [Int] -&gt; Bool zu implementieren.</text:span><text:span text:style-name="T9"/></text:p>
      <text:p text:style-name="P16" loext:marker-style-name="T9"><text:span text:style-name="T9">c) Testen Sie die Funktion für das angegebene Beispiel oder ihre eigene Banknummer.</text:span><text:span text:style-name="T9"/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0" loext:marker-style-name="T15"><text:bookmark-start text:name="_Hlk146469201"/><text:span text:style-name="T15">&gt;luhn [</text:span><text:span text:style-name="T17">4,0,1,2,8,8,8,8,8,8,8,8,1,8,8,1]</text:span></text:p>
            <text:p text:style-name="P21" loext:marker-style-name="T15"><text:span text:style-name="T16">True</text:span><text:span text:style-name="T15"/></text:p>
          </table:table-cell>
          <table:table-cell table:style-name="Tabelle8.A1" office:value-type="string">
            <text:p text:style-name="P20" loext:marker-style-name="T15"><text:span text:style-name="T15">&gt;luhn [</text:span><text:span text:style-name="T17">4,1,1,1,1,1,1,1,1,1,1,1,1,1,1,2</text:span><text:span text:style-name="T15">]</text:span></text:p>
            <text:p text:style-name="P20" loext:marker-style-name="T15"><text:span text:style-name="T15">False</text:span><text:bookmark-end text:name="_Hlk146469201"/><text:span text:style-name="T15"/></text:p>
          </table:table-cell>
        </table:table-row>
      </table:table>
      <text:p text:style-name="P19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cm" style:rel-width="100%" fo:margin-left="0.009cm" fo:margin-top="0cm" fo:margin-bottom="0cm" table:align="left" style:writing-mode="lr-tb"/>
    </style:style>
    <style:style style:name="Tabelle7.A" style:family="table-column">
      <style:table-column-properties style:column-width="4.246cm" style:rel-column-width="16370*"/>
    </style:style>
    <style:style style:name="Tabelle7.B" style:family="table-column">
      <style:table-column-properties style:column-width="8.35cm" style:rel-column-width="32191*"/>
    </style:style>
    <style:style style:name="Tabelle7.C" style:family="table-column">
      <style:table-column-properties style:column-width="4.403cm" style:rel-column-width="16974*"/>
    </style:style>
    <style:style style:name="Tabelle7.1" style:family="table-row">
      <style:table-row-properties style:min-row-height="0.882cm" fo:keep-together="auto"/>
    </style:style>
    <style:style style:name="Tabelle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7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7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6</meta:editing-cycles>
    <meta:print-date>2022-04-26T17:24:00</meta:print-date>
    <meta:creation-date>2023-09-20T19:04:00</meta:creation-date>
    <dc:date>2023-09-28T09:35:20.506162205</dc:date>
    <meta:editing-duration>PT1H10M27S</meta:editing-duration>
    <meta:generator>LibreOffice/7.5.5.2$Linux_X86_64 LibreOffice_project/50$Build-2</meta:generator>
    <meta:document-statistic meta:table-count="8" meta:image-count="0" meta:object-count="0" meta:page-count="2" meta:paragraph-count="67" meta:word-count="557" meta:character-count="3451" meta:non-whitespace-character-count="2940"/>
    <meta:user-defined meta:name="AppVersion">16.0000</meta:user-defined>
    <meta:template xlink:type="simple" xlink:actuate="onRequest" xlink:title="Normal.dotm" xlink:href=""/>
  </office:meta>
</office:document-meta>
</file>